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InitializationException.getRoo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InitializationException.ParserInitialization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InitializationException.ParserInitializ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